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80000031889FAB606D69EA907.png" manifest:media-type="image/png"/>
  <manifest:file-entry manifest:full-path="Pictures/10000201000004500000031869192C1798E4350D.png" manifest:media-type="image/png"/>
  <manifest:file-entry manifest:full-path="Pictures/100002010000041800000378FC660E9BBBAA2C0C.png" manifest:media-type="image/png"/>
  <manifest:file-entry manifest:full-path="Pictures/10000201000001F6000001335953415F8AF7492F.png" manifest:media-type="image/png"/>
  <manifest:file-entry manifest:full-path="Pictures/100002010000061100000414BD3EB4B40AF8B2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30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039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f3039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9"/><text:span text:style-name="T4"><text:s text:c="2"/></text:span><text:span text:style-name="T5">CHEST X-RAY TRAIN PNEUMONIA IMAGES</text:span></text:p>
      <text:p text:style-name="Standard"><draw:frame draw:style-name="fr1" draw:name="Image1" text:anchor-type="paragraph" svg:x="-0.564cm" svg:y="0.423cm" svg:width="17cm" svg:height="14.404cm" draw:z-index="0"><draw:image xlink:href="Pictures/100002010000041800000378FC660E9BBBAA2C0C.png" xlink:type="simple" xlink:show="embed" xlink:actuate="onLoad" loext:mime-type="image/png"/></draw:frame><text:span text:style-name="T5"/></text:p>
      <text:p text:style-name="Standard"><draw:frame draw:style-name="fr2" draw:name="Image2" text:anchor-type="paragraph" svg:width="17cm" svg:height="11.428cm" draw:z-index="1"><draw:image xlink:href="Pictures/100002010000061100000414BD3EB4B40AF8B245.png" xlink:type="simple" xlink:show="embed" xlink:actuate="onLoad" loext:mime-type="image/png"/></draw:frame><text:soft-page-break/><text:span text:style-name="T5"/></text:p>
      <text:p text:style-name="Standard"><text:span text:style-name="T5"/></text:p>
      <text:p text:style-name="Standard"><draw:frame draw:style-name="fr2" draw:name="Image3" text:anchor-type="paragraph" svg:width="17cm" svg:height="10.857cm" draw:z-index="2"><draw:image xlink:href="Pictures/10000201000004D80000031889FAB606D69EA907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4" text:anchor-type="paragraph" svg:width="17cm" svg:height="12.196cm" draw:z-index="3"><draw:image xlink:href="Pictures/10000201000004500000031869192C1798E4350D.png" xlink:type="simple" xlink:show="embed" xlink:actuate="onLoad" loext:mime-type="image/png"/></draw:frame><text:soft-page-break/><text:span text:style-name="T5"/></text:p>
      <text:p text:style-name="Standard"><draw:frame draw:style-name="fr1" draw:name="Image5" text:anchor-type="paragraph" svg:x="1.436cm" svg:y="2.011cm" svg:width="13.282cm" svg:height="8.123cm" draw:z-index="4"><draw:image xlink:href="Pictures/10000201000001F6000001335953415F8AF7492F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2:11.998260354</meta:creation-date>
    <dc:date>2020-07-07T11:34:16.637231415</dc:date>
    <meta:editing-duration>PT2M5S</meta:editing-duration>
    <meta:editing-cycles>1</meta:editing-cycles>
    <meta:document-statistic meta:table-count="0" meta:image-count="5" meta:object-count="0" meta:page-count="3" meta:paragraph-count="1" meta:word-count="5" meta:character-count="45" meta:non-whitespace-character-count="30"/>
    <meta:generator>LibreOffice/6.1.6.3$Linux_X86_64 LibreOffice_project/10$Build-3</meta:generator>
  </office:meta>
</office:document-meta>
</file>